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ny"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Normalny" style:family="paragraph">
      <style:text-properties fo:font-weight="bold" style:font-weight-asian="bold" style:font-weight-complex="bold" fo:font-size="14pt" style:font-size-asian="14pt" style:font-size-complex="14pt"/>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Normalny" style:family="paragraph">
      <style:text-properties fo:font-weight="bold" style:font-weight-asian="bold" style:font-weight-complex="bold" fo:font-size="14pt" style:font-size-asian="14pt" style:font-size-complex="14pt"/>
    </style:style>
    <style:style style:name="P7" style:parent-style-name="Normalny" style:family="paragraph">
      <style:text-properties style:text-underline-type="single" style:text-underline-style="solid" style:text-underline-width="auto" style:text-underline-mode="continuous"/>
    </style:style>
    <style:style style:name="T8" style:parent-style-name="Domyślnaczcionkaakapitu" style:family="text">
      <style:text-properties style:text-underline-type="single" style:text-underline-style="solid" style:text-underline-width="auto" style:text-underline-mode="continuous"/>
    </style:style>
    <style:style style:name="T9" style:parent-style-name="Domyślnaczcionkaakapitu" style:family="text">
      <style:text-properties style:text-underline-type="single" style:text-underline-style="solid" style:text-underline-width="auto" style:text-underline-mode="continuous"/>
    </style:style>
  </office:automatic-styles>
  <office:body>
    <office:text text:use-soft-page-breaks="true">
      <text:p text:style-name="P1">Sprawozdanie- projekt temat 4 (Bankomat)</text:p>
      <text:p text:style-name="Normalny"><text:s/>Projekt wykonały: Weronika Kościug, Wiktoria Kowalska, Emilia Lehmann.</text:p>
      <text:p text:style-name="P2"><text:s/>Rozkład pracy:<text:s/></text:p>
      <text:p text:style-name="Normalny"><text:span text:style-name="T3">Weronika Kościug:</text:span><text:s/>tworzenie menu z którego użytkownik wybiera operacje, otwieranie danych z pliku klienci.dat, tworzenie systemu zmiany pinu, sprawdzania historii operacji, tworzenie bazy klientów.</text:p>
      <text:p text:style-name="Normalny"><text:span text:style-name="T4">Wiktoria Kowalska:</text:span><text:s/>zapisywanie danych binarnych do pliku klienci.dat, stworzenie systemu logowania, systemu wpłat i wypłat, sprawdzania salda, tworzenie bazy klientów.<text:s/></text:p>
      <text:p text:style-name="Normalny"><text:span text:style-name="T5">Emilia Lehmann:</text:span><text:s/>naprawa błędów, zapisywanie danych do pliku operacje.dat oraz otwieranie danych z tego pliku, tworzenie systemu sprawdzania historii operacji, stworzenie bazy klientów.</text:p>
      <text:p text:style-name="P6">Działanie programu:<text:s/></text:p>
      <text:p text:style-name="P7">Zapis do pierwotnej bazy wykonywany tylko przy pierwszym uruchomieniu programu:</text:p>
      <text:p text:style-name="Normalny">11 linijkę w pliku main.c:<text:line-break/><text:span text:style-name="T8">plik_klienci(klienci, 10);<text:s/></text:span><text:span text:style-name="T9"><text:line-break/></text:span>po pierwszym uruchomieniu programu należy usunąć lub „zakomentować”.<text:line-break/></text:p>
      <text:p text:style-name="Normalny"><text:s/>1. System wymaga od użytkownika zalogowania za pomocą Id klienta oraz podania hasła (składającego się z 4 cyfr). Gdy użytkownik wpisze niepoprawne hasło, system informuje ile prób zalogowania pozostało. Po tym jak trzy razy logowanie się nie powiedzie, konto zostaje zablokowane a użytkownik jest proszony o skontaktowanie się z bankiem.</text:p>
      <text:p text:style-name="Normalny"><text:s/>2. Przed użytkownikiem wyświetla się menu, w którym rożnym cyfrą są przypisane różne operacje (1-sprawdzenie salda, 2-wypłata gotówki, 3- wpłata gotówki, 4-wyświetlanie historii operacji, 5- zmiana kodu PIN, 6-wylogowanie/wyjście z menu banku). Użytkownik jest proszony o padanie numeru odpowiadającemu operacji którą chce wykonać.</text:p>
      <text:p text:style-name="Normalny"><text:s/>3. W zależności od wybranej opcji użytkownik może sprawdzić saldo albo historię operacji, może wpisać kwotę którą chce wypłacić (o ile ma taką kwotę na koncie) lub wpłacić albo wybrać nowy pin poprzez wpisanie starego pinu i podanie nowego. Po zakończonych działaniach użytkownik przekierowywany jest znów do menu gdzie może wybrać następną operację, którą chce wykonać.</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am Sadecki</meta:initial-creator>
    <dc:creator>Wiktoria Kowalska</dc:creator>
    <meta:creation-date>2025-06-17T10:58:00Z</meta:creation-date>
    <dc:date>2025-06-17T16:58:00Z</dc:date>
    <meta:template xlink:href="Normal.dotm" xlink:type="simple"/>
    <meta:editing-cycles>2</meta:editing-cycles>
    <meta:editing-duration>PT1140S</meta:editing-duration>
    <meta:document-statistic meta:page-count="1" meta:paragraph-count="3" meta:word-count="278" meta:character-count="1949" meta:row-count="13" meta:non-whitespace-character-count="1674"/>
  </office:meta>
</office:document-meta>
</file>